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88c6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988c6" officeooo:paragraph-rsid="001988c6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officeooo:rsid="001988c6" officeooo:paragraph-rsid="001988c6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officeooo:rsid="001aa4d6" officeooo:paragraph-rsid="001aa4d6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officeooo:rsid="001b6cd5" officeooo:paragraph-rsid="001b6cd5" style:font-size-asian="10.5pt" style:font-style-asian="normal" style:font-size-complex="12pt" style:font-style-complex="normal"/>
    </style:style>
    <style:style style:name="T1" style:family="text">
      <style:text-properties officeooo:rsid="001aa4d6"/>
    </style:style>
    <style:style style:name="T2" style:family="text">
      <style:text-properties officeooo:rsid="001b6c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opo de Projeto</text:p>
      <text:p text:style-name="P2">App de Comandas</text:p>
      <text:p text:style-name="P2"/>
      <text:p text:style-name="P2"/>
      <text:p text:style-name="P3"><text:span text:style-name="T1">POR – O</text:span> App de Comandas Mobile visa automatizar parte<text:span text:style-name="T1">s</text:span> do funcionamento de lanchonetes, eliminando as comandas tradicionais e integrando os pedidos num banco de dados local. Dentro do aplicativo é possível realizar o cadastro de lanches, o cadastro de <text:span text:style-name="T1">clientes</text:span> e a realização de pedidos, mostrando a quantidade de cada lanche e o valor total do pedido.</text:p>
      <text:p text:style-name="P3"/>
      <text:p text:style-name="P4">O cadastro de clientes e pedidos permite uma análise profunda do comércio, exibindo claramente quais os lanches que mais são vendidos, a quantidade de clientes e a frequência com que pedem <text:span text:style-name="T2">algo</text:span>. Esses resultados podem ser futuramente integrados à análise gráfica com ferramentas de Power B.I.</text:p>
      <text:p text:style-name="P4"/>
      <text:p text:style-name="P4">ENG – The Order Slip Mobile App aims to automate parts of a burguer shop’s operation, removing the traditional order slip and integrating all orders in a local database. On the app you can register hamburguers, customers and you can also make new orders, showing the quantity of each burguer and the total Bill price.</text:p>
      <text:p text:style-name="P4"/>
      <text:p text:style-name="P5">The customer’s and order’s register allows for a deep analysis of the commerce, clearly showing which burguers were sold the most, the total quantity of clients and how often they order food. These results can be attached to a graph analysis in the future, with tools such as Power B.I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2:25:59.534394400</meta:creation-date>
    <dc:date>2025-09-16T12:52:39.260530700</dc:date>
    <meta:editing-duration>PT3M42S</meta:editing-duration>
    <meta:editing-cycles>1</meta:editing-cycles>
    <meta:document-statistic meta:table-count="0" meta:image-count="0" meta:object-count="0" meta:page-count="1" meta:paragraph-count="6" meta:word-count="213" meta:character-count="1279" meta:non-whitespace-character-count="1070"/>
    <meta:generator>LibreOffice/25.2.5.2$Windows_X86_64 LibreOffice_project/03d19516eb2e1dd5d4ccd751a0d6f35f35e08022</meta:generator>
  </office:meta>
</office:document-meta>
</file>